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usic" svg:font-family="'Noto Music'" style:font-pitch="variable"/>
    <style:font-face style:name="Roboto" svg:font-family="Roboto" style:font-pitch="variable"/>
    <style:font-face style:name="cmex10" svg:font-family="cmex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035cm" svg:stroke-color="#999999" draw:marker-start-width="0.252cm" draw:marker-end-width="0.252cm" draw:opacity="24%" draw:textarea-horizontal-align="justify" draw:textarea-vertical-align="middle" draw:auto-grow-height="false" fo:min-height="4.879cm" fo:min-width="15.087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Long_20_Dash" svg:stroke-width="0.035cm" svg:stroke-color="#999999" draw:marker-start-width="0.252cm" draw:marker-end-width="0.252cm" draw:opacity="24%" draw:textarea-horizontal-align="justify" draw:textarea-vertical-align="middle" draw:auto-grow-height="false" fo:min-height="5.846cm" fo:min-width="7.12cm" fo:padding-top="0.142cm" fo:padding-bottom="0.142cm" fo:padding-left="0.267cm" fo:padding-right="0.267cm"/>
    </style:style>
    <style:style style:name="gr3" style:family="graphic" style:parent-style-name="standard">
      <style:graphic-properties svg:stroke-opacity="0%" draw:opacity="0%" draw:textarea-horizontal-align="justify" draw:textarea-vertical-align="middle" draw:auto-grow-height="false" fo:min-height="1.401cm" fo:min-width="5.977cm"/>
      <style:paragraph-properties style:writing-mode="lr-tb"/>
    </style:style>
    <style:style style:name="gr4" style:family="graphic" style:parent-style-name="standard">
      <style:graphic-properties draw:stroke="solid" svg:stroke-color="#1c1c1c" draw:marker-start="" draw:fill-color="#ffffff" draw:opacity="80%" draw:textarea-horizontal-align="justify" draw:textarea-vertical-align="middle" draw:auto-grow-height="false" fo:min-height="1.401cm" fo:min-width="5.977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P1" style:family="paragraph">
      <loext:graphic-properties draw:opacity="24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opacity="0%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 draw:opacity="80%"/>
      <style:paragraph-properties fo:text-align="center"/>
    </style:style>
    <style:style style:name="P6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21cm" svg:height="5.163cm" svg:x="2.524cm" svg:y="12.3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6.096cm" svg:x="2.551cm" svg:y="6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7.62cm" svg:height="6.096cm" svg:x="10.498cm" svg:y="6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477cm" svg:height="1.651cm" svg:x="10.752cm" svg:y="6.251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77cm" svg:height="1.651cm" svg:x="2.78cm" svg:y="6.251cm">
          <text:p text:style-name="P2">Presentatio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477cm" svg:height="1.651cm" svg:x="2.778cm" svg:y="12.601cm">
          <text:p text:style-name="P2">Domai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477cm" svg:height="1.651cm" svg:x="3.34cm" svg:y="15.341cm">
          <text:p text:style-name="P4">Use case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477cm" svg:height="1.651cm" svg:x="10.576cm" svg:y="15.351cm">
          <text:p text:style-name="P4">Entitie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477cm" svg:height="1.651cm" svg:x="3.34cm" svg:y="9.341cm">
          <text:p text:style-name="P4">REST API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477cm" svg:height="1.651cm" svg:x="10.579cm" svg:y="13.082cm">
          <text:p text:style-name="P4">Interface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477cm" svg:height="1.651cm" svg:x="10.779cm" svg:y="9.482cm">
          <text:p text:style-name="P4">(Repository </text:p>
          <text:p text:style-name="P4">implementations)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477cm" svg:height="1.651cm" svg:x="3.34cm" svg:y="3.341cm">
          <text:p text:style-name="P4">Mai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477cm" svg:height="1.651cm" svg:x="10.84cm" svg:y="3.341cm">
          <text:p text:style-name="P4">Settings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8.112cm" svg:y1="4.937cm" svg:x2="8.112cm" svg:y2="9.382cm">
          <text:p/>
        </draw:line>
        <draw:line draw:style-name="gr5" draw:text-style-name="P6" draw:layer="layout" svg:x1="7.985cm" svg:y1="11.033cm" svg:x2="7.985cm" svg:y2="15.351cm">
          <text:p/>
        </draw:line>
        <draw:line draw:style-name="gr5" draw:text-style-name="P6" draw:layer="layout" svg:x1="15.097cm" svg:y1="4.937cm" svg:x2="15.035cm" svg:y2="9.536cm">
          <text:p/>
        </draw:line>
        <draw:line draw:style-name="gr5" draw:text-style-name="P6" draw:layer="layout" svg:x1="12.938cm" svg:y1="5.599cm" svg:x2="12.938cm" svg:y2="4.964cm">
          <text:p/>
        </draw:line>
        <draw:line draw:style-name="gr5" draw:text-style-name="P6" draw:layer="layout" svg:x1="9.761cm" svg:y1="16.15cm" svg:x2="10.653cm" svg:y2="16.15cm">
          <text:p/>
        </draw:line>
        <draw:line draw:style-name="gr5" draw:text-style-name="P6" draw:layer="layout" svg:x1="8.874cm" svg:y1="15.351cm" svg:x2="10.525cm" svg:y2="13.954cm">
          <text:p/>
        </draw:line>
        <draw:line draw:style-name="gr5" draw:text-style-name="P6" draw:layer="layout" svg:x1="15.097cm" svg:y1="11.133cm" svg:x2="15.097cm" svg:y2="13.065cm">
          <text:p/>
        </draw:line>
        <draw:line draw:style-name="gr6" draw:text-style-name="P6" draw:layer="layout" svg:x1="9.382cm" svg:y1="9.382cm" svg:x2="9.382cm" svg:y2="5.572cm">
          <text:p/>
        </draw:line>
        <draw:line draw:style-name="gr6" draw:text-style-name="P6" draw:layer="layout" svg:x1="12.938cm" svg:y1="5.572cm" svg:x2="9.383cm" svg:y2="5.5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usic" svg:font-family="'Noto Music'" style:font-pitch="variable"/>
    <style:font-face style:name="Roboto" svg:font-family="Roboto" style:font-pitch="variable"/>
    <style:font-face style:name="cmex10" svg:font-family="cmex10" style:font-pitch="variable"/>
    <style:font-face style:name="cmr10" svg:font-family="cmr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5T20:06:13.073906500</meta:creation-date>
    <dc:date>2020-02-25T21:46:57.833672234</dc:date>
    <meta:editing-duration>PT48M30S</meta:editing-duration>
    <meta:editing-cycles>1</meta:editing-cycles>
    <meta:document-statistic meta:object-count="22"/>
    <meta:generator>LibreOffice/6.4.0.3$Linux_X86_64 LibreOffice_project/40$Build-3</meta:generator>
  </office:meta>
</office:document-meta>
</file>